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ropietarios_BB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Caseta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Eléctr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emuz (Cerrellar)</text:p>
          </table:table-cell>
          <table:table-cell table:number-columns-repeated="4" office:value-type="string" calcext:value-type="string">
            <text:p>GV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zaneta de Albaid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ín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Placas GVA /Grupo VODAF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tana II</text:p>
          </table:table-cell>
          <table:table-cell table:number-columns-repeated="4" office:value-type="string" calcext:value-type="string">
            <text:p>RETEVI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beric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ocàsser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TVV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losa de Camacho (Alcalalí)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cebre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coleja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cublas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gar de Palancia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medíjar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puente I</text:p>
          </table:table-cell>
          <table:table-cell table:number-columns-repeated="4" office:value-type="string" calcext:value-type="string">
            <text:p>G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puente II (Baldovar)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te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tea Hills (Altea)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PRIVAD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to de Pina II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NO HA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zira (La Barraca)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ill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as de los Olmos</text:p>
          </table:table-cell>
          <table:table-cell office:value-type="string" calcext:value-type="string">
            <text:p>INDETERMINAD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aya (l'Alcora)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gelita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zuébar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nyeres II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jís (Arteas de Abajo)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nageber I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nageber II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nasal I</text:p>
          </table:table-cell>
          <table:table-cell table:number-columns-repeated="2" office:value-type="string" calcext:value-type="string">
            <text:p>RTVV</text:p>
          </table:table-cell>
          <table:table-cell office:value-type="string" calcext:value-type="string">
            <text:p>CHJ</text:p>
          </table:table-cell>
          <table:table-cell office:value-type="string" calcext:value-type="string">
            <text:p>RTV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nasal II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niatjar</text:p>
          </table:table-cell>
          <table:table-cell office:value-type="string" calcext:value-type="string">
            <text:p>VODAFONE / AYTO</text:p>
          </table:table-cell>
          <table:table-cell table:number-columns-repeated="3" office:value-type="string" calcext:value-type="string">
            <text:p>VODAFON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nicàssim (Montortés)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nichembla</text:p>
          </table:table-cell>
          <table:table-cell office:value-type="string" calcext:value-type="string">
            <text:p>RETEVISION / AYTO</text:p>
          </table:table-cell>
          <table:table-cell table:number-columns-repeated="3" office:value-type="string" calcext:value-type="string">
            <text:p>RETEVISI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nidorm II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niss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xquert (Xàtiva)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lbaite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onalba (Mutxamel)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AY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lpe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ñada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sas Bajas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sas del Río (Requena)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sinos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stell de Castells</text:p>
          </table:table-cell>
          <table:table-cell table:number-columns-repeated="4" office:value-type="string" calcext:value-type="string">
            <text:p>DIP_AL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stellfort</text:p>
          </table:table-cell>
          <table:table-cell office:value-type="string" calcext:value-type="string">
            <text:p>DIP_CS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DIP_CS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stellonet de la Conquesta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AYT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tí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erro Montote (Requena)</text:p>
          </table:table-cell>
          <table:table-cell office:value-type="string" calcext:value-type="string">
            <text:p>IBERDROLA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POR CONTRATA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elva II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torres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rat</text:p>
          </table:table-cell>
          <table:table-cell table:number-columns-repeated="2"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frides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RTVV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rtes de Pallàs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ulla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uller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ni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slida II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acheca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nestrat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VODAF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ntanars dels Alforins</text:p>
          </table:table-cell>
          <table:table-cell office:value-type="string" calcext:value-type="string">
            <text:p>AYTO</text:p>
          </table:table-cell>
          <table:table-cell table:number-columns-repeated="3" office:value-type="string" calcext:value-type="string">
            <text:p>RTVV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rcall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edes I (Colonia Europa)</text:p>
          </table:table-cell>
          <table:table-cell office:value-type="string" calcext:value-type="string">
            <text:p>PRIVADO</text:p>
          </table:table-cell>
          <table:table-cell table:number-columns-repeated="2" office:value-type="string" calcext:value-type="string">
            <text:p>RTVV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ibiel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átova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novés, El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NO HAY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odellet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erbés I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erbeset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RTVV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igueras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igueruelas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ndón de las Nieves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RTVV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alance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 Mata de Morell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 Pobla de Benifassà-Boixar</text:p>
          </table:table-cell>
          <table:table-cell office:value-type="string" calcext:value-type="string">
            <text:p>PRIVADO</text:p>
          </table:table-cell>
          <table:table-cell table:number-columns-repeated="3" office:value-type="string" calcext:value-type="string">
            <text:p>RTVV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 Torre de les Maçanes</text:p>
          </table:table-cell>
          <table:table-cell table:number-columns-repeated="3" office:value-type="string" calcext:value-type="string">
            <text:p>DIP_ALI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'Orxa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udiente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CAS/INTEMPERIE</text:p>
          </table:table-cell>
          <table:table-cell table:number-columns-repeated="2" office:value-type="string" calcext:value-type="string">
            <text:p>AYT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ines Viejo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llares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ontán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ontanejos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oraira (Teulada)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<text:span text:style-name="T1">NTEMPERIE</text:span>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áquera I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áquera II (Urb. San Miguel)</text:p>
          </table:table-cell>
          <table:table-cell table:number-columns-repeated="4" office:value-type="string" calcext:value-type="string">
            <text:p>TELEFONIC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avajas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RTVV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avalón (Enguera)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locau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locau del Rey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RTVV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lanques</text:p>
          </table:table-cell>
          <table:table-cell table:number-columns-repeated="4" office:value-type="string" calcext:value-type="string">
            <text:p>DIP_C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edralb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enàguila</text:p>
          </table:table-cell>
          <table:table-cell table:number-columns-repeated="4" office:value-type="string" calcext:value-type="string">
            <text:p>DIP_AL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eñíscol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icayo II</text:p>
          </table:table-cell>
          <table:table-cell table:number-columns-repeated="4" office:value-type="string" calcext:value-type="string">
            <text:p>RETEVISI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inet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anes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tgetes (Oropesa)</text:p>
          </table:table-cell>
          <table:table-cell table:number-columns-repeated="4" office:value-type="string" calcext:value-type="string">
            <text:p>PRIVAD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rtell de Morella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uebla de Arenoso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bla de San Miguel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ugat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agunto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<text:span text:style-name="T1">NTEMPERIE</text:span>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n Miguel de Salinas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anta Magdalena de Pulpis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GVA</text:p>
          </table:table-cell>
          <table:table-cell office:value-type="string" calcext:value-type="string">
            <text:p>TELEFONIC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nta Pola I</text:p>
          </table:table-cell>
          <table:table-cell table:number-columns-repeated="4" office:value-type="string" calcext:value-type="string">
            <text:p>TELEFONIC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nta Pola II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egart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gorbe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lla</text:p>
          </table:table-cell>
          <table:table-cell table:number-columns-repeated="4" office:value-type="string" calcext:value-type="string">
            <text:p>DIP_AL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RTVV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RTVV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sga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ierra Cortina (Finestrat)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oneja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NO HAY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ot de Chera II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NO HAY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ueras</text:p>
          </table:table-cell>
          <table:table-cell office:value-type="string" calcext:value-type="string">
            <text:p>AYTO/TELEFÓNICA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TELEFONICA <text:s/>?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àrbena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eres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itaguas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llent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AYTO</text:p>
          </table:table-cell>
          <table:table-cell table:number-columns-repeated="2" office:value-type="string" calcext:value-type="string">
            <text:p>VODAF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oràs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orrechiv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orrevieja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AYT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all d'Ebo</text:p>
          </table:table-cell>
          <table:table-cell table:number-columns-repeated="3" office:value-type="string" calcext:value-type="string">
            <text:p>AYTO</text:p>
          </table:table-cell>
          <table:table-cell office:value-type="string" calcext:value-type="string">
            <text:p>AYTO 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Vallanca</text:p>
          </table:table-cell>
          <table:table-cell table:number-columns-repeated="2" office:value-type="string" calcext:value-type="string">
            <text:p>AYTO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YTO <text:span text:style-name="T1">?</text:span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enimaurell (Vall de Laguar)</text:p>
          </table:table-cell>
          <table:table-cell table:number-columns-repeated="4" office:value-type="string" calcext:value-type="string">
            <text:p>RTVV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enta del Moro</text:p>
          </table:table-cell>
          <table:table-cell office:value-type="string" calcext:value-type="string">
            <text:p>AYTO</text:p>
          </table:table-cell>
          <table:table-cell table:number-columns-repeated="3" office:value-type="string" calcext:value-type="string">
            <text:p>GV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enta Gaeta (Cortes de Pallàs)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GVA ?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illafamés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RTVV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illar del Arzobispo</text:p>
          </table:table-cell>
          <table:table-cell table:number-columns-repeated="4" office:value-type="string" calcext:value-type="string">
            <text:p>RETEVISI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istabella del Maestrat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ixona</text:p>
          </table:table-cell>
          <table:table-cell office:value-type="string" calcext:value-type="string">
            <text:p>AYTO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AYTO / GVA</text:p>
          </table:table-cell>
          <table:table-cell office:value-type="string" calcext:value-type="string">
            <text:p>AYT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ucaina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ilamarxant</text:p>
          </table:table-cell>
          <table:table-cell table:number-columns-repeated="4" office:value-type="string" calcext:value-type="string">
            <text:p>AYT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 Canalosa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INTEMPERIE</text:p>
          </table:table-cell>
          <table:table-cell table:number-columns-repeated="2" office:value-type="string" calcext:value-type="string">
            <text:p>TELEFONIC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yora II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INTEMPERIE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GVA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loext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loext:min-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loext:min-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0" loext:min-decimal-places="0" number:min-integer-digits="19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  <number:text>    </number:text>
    </number:number-style>
    <number:number-style style:name="N123P1" style:volatile="true">
      <number:number number:decimal-places="0" loext:min-decimal-places="0" number:min-integer-digits="1" number:grouping="true"/>
      <number:text>    </number:text>
    </number:number-style>
    <number:number-style style:name="N123P2" style:volatile="true"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  <number:text>    </number:text>
    </number:number-style>
    <number:number-style style:name="N125P1" style:volatile="true">
      <number:number number:decimal-places="2" loext:min-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Alfonso</meta:initial-creator>
    <meta:creation-date>2016-04-25T16:37:36.594000000</meta:creation-date>
    <dc:date>2016-04-25T16:37:45.687000000</dc:date>
    <dc:creator>Fernando Alfonso</dc:creator>
    <meta:editing-duration>PT9S</meta:editing-duration>
    <meta:editing-cycles>1</meta:editing-cycles>
    <meta:document-statistic meta:table-count="1" meta:cell-count="822" meta:object-count="0"/>
    <meta:generator>LibreOffice/5.0.5.2$Windows_X86_64 LibreOffice_project/55b006a02d247b5f7215fc6ea0fde844b30035b3</meta:generator>
  </office:meta>
</office:document-meta>
</file>